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729FCF"/>
    </style:style>
    <style:style style:name="ce6" style:family="table-cell" style:parent-style-name="Default" style:data-style-name="N0">
      <style:table-cell-properties fo:background-color="#81D41A"/>
    </style:style>
    <style:style style:name="co1" style:family="table-column">
      <style:table-column-properties fo:break-before="auto" style:column-width="11.3876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3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3">
            <text:p>Washington 1</text:p>
          </table:table-cell>
          <table:table-cell office:value-type="string" table:style-name="ce3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United States 1</text:p>
          </table:table-cell>
          <table:table-cell office:value-type="string" table:style-name="ce3">
            <text:p>Washington 2</text:p>
          </table:table-cell>
          <table:table-cell office:value-type="string" table:style-name="ce1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California 1</text:p>
          </table:table-cell>
          <table:table-cell office:value-type="string" table:style-name="ce3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3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3">
            <text:p>Pelosi 5</text:p>
          </table:table-cell>
          <table:table-cell office:value-type="string" table:style-name="ce4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3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4">
            <text:p>Kevin McCarthy 1</text:p>
          </table:table-cell>
          <table:table-cell office:value-type="string" table:style-name="ce3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3">
            <text:p>Joe Biden 2</text:p>
          </table:table-cell>
          <table:table-cell office:value-type="string" table:style-name="ce1">
            <text:p>Biden 1</text:p>
          </table:table-cell>
          <table:table-cell table:style-name="ce1"/>
          <table:table-cell office:value-type="string" table:style-name="ce1">
            <text:p>Min TF = 0.5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3">
            <text:p>Donald Trump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4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3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5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3">
            <text:p>House of Representatives 3</text:p>
          </table:table-cell>
          <table:table-cell office:value-type="string" table:style-name="ce3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4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6">
            <text:p>Reuters 1</text:p>
          </table:table-cell>
          <table:table-cell office:value-type="string" table:style-name="ce3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3">
            <text:p>Congress 2</text:p>
          </table:table-cell>
          <table:table-cell office:value-type="string" table:style-name="ce3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6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use 6</text:p>
          </table:table-cell>
          <table:table-cell office:value-type="string" table:style-name="ce2">
            <text:p>----------- NORP -------------</text:p>
          </table:table-cell>
          <table:table-cell office:value-type="string" table:style-name="ce1">
            <text:p>Share3 = 1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6">
            <text:p>Democrat 1</text:p>
          </table:table-cell>
          <table:table-cell office:value-type="string" table:style-name="ce1">
            <text:p>TF = 19/30 = 0.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ngress 5</text:p>
          </table:table-cell>
          <table:table-cell office:value-type="string" table:style-name="ce3">
            <text:p>Republican 1</text:p>
          </table:table-cell>
          <table:table-cell office:value-type="string" table:style-name="ce1">
            <text:p>Shared23 = 5+19 = 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6">
            <text:p>Republicans 3</text:p>
          </table:table-cell>
          <table:table-cell office:value-type="string" table:style-name="ce1">
            <text:p>TF23 = 24/30 = 0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6">
            <text:p>Democrats 1</text:p>
          </table:table-cell>
          <table:table-cell office:value-type="string" table:style-name="ce1">
            <text:p>TF13 = 20/30 = 0.6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euters 2</text:p>
          </table:table-cell>
          <table:table-cell office:value-type="string" table:style-name="ce3">
            <text:p>Democratic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enate 4</text:p>
          </table:table-cell>
          <table:table-cell office:value-type="string" table:style-name="ce1">
            <text:p>Shared3 = 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VID-19 1</text:p>
          </table:table-cell>
          <table:table-cell office:value-type="string" table:style-name="ce1">
            <text:p>TF = 28/41 = 0.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Shared12 = 7+28 = 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epublican 3</text:p>
          </table:table-cell>
          <table:table-cell office:value-type="string" table:style-name="ce1">
            <text:p>TF12 = 35/41 = 0.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Republicans 1</text:p>
          </table:table-cell>
          <table:table-cell office:value-type="string" table:style-name="ce1">
            <text:p>Shared23 = 3+28 = 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Democrats 3</text:p>
          </table:table-cell>
          <table:table-cell office:value-type="string" table:style-name="ce1">
            <text:p>TF23 = 31/41 = 0.76</text:p>
          </table:table-cell>
          <table:table-cell table:number-columns-repeated="3" table:style-name="ce1"/>
          <table:table-cell office:value-type="string" table:style-name="ce1">
            <text:p>Min TF = 0.5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emocratic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Democra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3 = 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 = 23/56 = 0.4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12 = 11+23=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2 = 34/56 0.6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F13 = 29/56 = 0.52</text:p>
          </table:table-cell>
          <table:table-cell table:number-columns-repeated="16383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3">
            <text:p>U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3">
            <text:p>Donald Trump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onald Trump 2</text:p>
          </table:table-cell>
          <table:table-cell office:value-type="string" table:style-name="ce3">
            <text:p>Brad Ravensburger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Brad Raffensperger 2</text:p>
          </table:table-cell>
          <table:table-cell office:value-type="string" table:style-name="ce3">
            <text:p>Ravensburger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3">
            <text:p>Joe Biden'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3">
            <text:p>Joe Biden 2</text:p>
          </table:table-cell>
          <table:table-cell table:number-columns-repeated="2" table:style-name="ce1"/>
          <table:table-cell office:value-type="string" table:style-name="ce1">
            <text:p>Min TF = 0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3">
            <text:p>The Washington Post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3">
            <text:p>State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3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1">
            <text:p>Republicans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Democratic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red = 39</text:p>
          </table:table-cell>
          <table:table-cell office:value-type="string" table:style-name="ce1">
            <text:p>TF = 24/41 = 0.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F = 39/57 = 0.68</text:p>
          </table:table-cell>
          <table:table-cell table:number-columns-repeated="16383" table:style-name="ce1"/>
        </table:table-row>
        <table:table-row table:number-rows-repeated="10484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allak, Hussam</dc:creator>
    <meta:creation-date>2020-10-05T09:07:29Z</meta:creation-date>
    <dc:date>2021-12-15T19:27:42Z</dc:date>
    <meta:editing-cycles>27</meta:editing-cycles>
    <meta:editing-duration>PT809005S</meta:editing-duration>
  </office:meta>
</office:document-meta>
</file>